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2.966cm"/>
    </style:style>
    <style:style style:name="gr2" style:family="graphic" style:parent-style-name="standard">
      <style:graphic-properties draw:textarea-horizontal-align="justify" draw:textarea-vertical-align="middle" draw:auto-grow-height="false" fo:min-height="2.368cm" fo:min-width="3.672cm"/>
    </style:style>
    <style:style style:name="gr3" style:family="graphic" style:parent-style-name="standard">
      <style:graphic-properties draw:textarea-horizontal-align="justify" draw:textarea-vertical-align="middle" draw:auto-grow-height="false" fo:min-height="2.084cm" fo:min-width="2.612cm"/>
    </style:style>
    <style:style style:name="gr4" style:family="graphic" style:parent-style-name="standard">
      <style:graphic-properties draw:textarea-horizontal-align="justify" draw:textarea-vertical-align="middle" draw:auto-grow-height="false" fo:min-height="2.508cm" fo:min-width="3.814cm"/>
    </style:style>
    <style:style style:name="gr5" style:family="graphic" style:parent-style-name="standard">
      <style:graphic-properties draw:textarea-horizontal-align="justify" draw:textarea-vertical-align="middle" draw:auto-grow-height="false" fo:min-height="2.296cm" fo:min-width="3.32cm"/>
    </style:style>
    <style:style style:name="gr6" style:family="graphic" style:parent-style-name="standard">
      <style:graphic-properties draw:textarea-horizontal-align="justify" draw:textarea-vertical-align="middle" draw:auto-grow-height="false" fo:min-height="2.65cm" fo:min-width="3.672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cm" svg:height="2.7cm" svg:x="22.8cm" svg:y="8.7cm">
          <text:p text:style-name="P1">O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9cm" svg:height="3.7cm" svg:x="14.6cm" svg:y="1.1cm">
          <text:p text:style-name="P1">DA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4.4cm" svg:height="3.3cm" svg:x="12.3cm" svg:y="12.2cm">
          <text:p text:style-name="P1">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6.1cm" svg:height="3.9cm" svg:x="5.9cm" svg:y="15.8cm">
          <text:p text:style-name="P1">W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5.4cm" svg:height="3.6cm" svg:x="16.7cm" svg:y="16.1cm">
          <text:p text:style-name="P1">G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5.9cm" svg:height="4.1cm" svg:x="7cm" svg:y="6.1cm">
          <text:p text:style-name="P1">Database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25.25cm" svg:y1="8.7cm" svg:x2="19.636cm" svg:y2="4.259cm" draw:start-shape="id1" draw:start-glue-point="4" draw:end-shape="id2" draw:end-glue-point="9" svg:d="M25250 8700c0-2923-5614-703-5614-4441" svg:viewBox="0 0 5615 4442">
          <text:p/>
        </draw:connector>
        <draw:connector draw:style-name="gr7" draw:text-style-name="P2" draw:layer="layout" draw:type="curve" svg:x1="9.95cm" svg:y1="10.2cm" svg:x2="14.5cm" svg:y2="12.2cm" draw:start-shape="id3" draw:start-glue-point="8" draw:end-shape="id4" svg:d="M9950 10200c0 1501 4550 502 4550 2000" svg:viewBox="0 0 4551 2001">
          <text:p/>
        </draw:connector>
        <draw:connector draw:style-name="gr7" draw:text-style-name="P2" draw:layer="layout" draw:type="curve" svg:x1="12cm" svg:y1="17.75cm" svg:x2="14.5cm" svg:y2="15.5cm" draw:start-shape="id5" draw:start-glue-point="10" draw:end-shape="id4" draw:end-glue-point="8" svg:d="M12000 17750c1667 0 2500-750 2500-2250" svg:viewBox="0 0 2501 2251">
          <text:p/>
        </draw:connector>
        <draw:connector draw:style-name="gr7" draw:text-style-name="P2" draw:layer="layout" draw:type="curve" svg:x1="14.5cm" svg:y1="15.5cm" svg:x2="16.7cm" svg:y2="17.9cm" draw:start-shape="id4" draw:start-glue-point="8" draw:end-shape="id6" draw:end-glue-point="6" svg:d="M14500 15500c0 1600 733 2400 2200 2400" svg:viewBox="0 0 2201 2401">
          <text:p/>
        </draw:connector>
        <draw:connector draw:style-name="gr7" draw:text-style-name="P2" draw:layer="layout" draw:type="curve" svg:x1="17.55cm" svg:y1="4.8cm" svg:x2="16.056cm" svg:y2="12.683cm" draw:start-shape="id2" draw:start-glue-point="8" draw:end-shape="id4" draw:end-glue-point="11" svg:d="M17550 4800c0 5551-1494 1610-1494 7883" svg:viewBox="0 0 1495 7884">
          <text:p/>
        </draw:connector>
        <draw:connector draw:style-name="gr7" draw:text-style-name="P2" draw:layer="layout" draw:type="curve" svg:x1="14.363cm" svg:y1="3.049cm" svg:x2="12.9cm" svg:y2="8.15cm" draw:end-shape="id3" svg:d="M14363 3049c-720 0 11 5101-1463 5101" svg:viewBox="0 0 1464 5102">
          <text:p/>
        </draw:connector>
        <draw:connector draw:style-name="gr7" draw:text-style-name="P2" draw:layer="layout" draw:type="curve" svg:x1="12.9cm" svg:y1="8.15cm" svg:x2="22.8cm" svg:y2="10.05cm" draw:start-shape="id3" draw:start-glue-point="10" draw:end-shape="id1" svg:d="M12900 8150c7426 0 2477 1900 9900 1900" svg:viewBox="0 0 99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2:06:44.912781260</meta:creation-date>
    <dc:date>2018-06-27T12:11:23.014253082</dc:date>
    <meta:editing-duration>PT4M37S</meta:editing-duration>
    <meta:editing-cycles>3</meta:editing-cycles>
    <meta:generator>LibreOffice/5.4.5.1$Linux_X86_64 LibreOffice_project/40m0$Build-1</meta:generator>
    <meta:document-statistic meta:object-count="13"/>
  </office:meta>
</office:document-meta>
</file>